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1.8047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322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color="#000000" style:font-name="Liberation Sans"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style:font-name="Liberation Sans" fo:font-size="12pt" style:font-name-asian="DejaVu Sans" style:font-size-asian="12pt" style:font-name-complex="Noto Sans Arabic UI" style:font-size-complex="12pt"/>
    </style:style>
    <style:style style:name="ce6" style:family="table-cell" style:parent-style-name="Default">
      <style:text-properties style:font-name="Liberation Sans" fo:font-size="12pt" style:font-name-asian="DejaVu Sans" style:font-size-asian="12pt" style:font-name-complex="Noto Sans Arabic UI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6378" table:default-cell-style-name="ce3"/>
        <table:table-row table:style-name="ro1">
          <table:table-cell office:value-type="string" calcext:value-type="string">
            <text:p>E of al-1x1x1</text:p>
          </table:table-cell>
          <table:table-cell office:value-type="float" office:value="-154.06235386" calcext:value-type="float">
            <text:p>-154.06235386</text:p>
          </table:table-cell>
          <table:table-cell table:number-columns-repeated="2"/>
          <table:table-cell office:value-type="string" calcext:value-type="string">
            <text:p># atoms in al-1x1x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 of al-2x2x2</text:p>
          </table:table-cell>
          <table:table-cell table:formula="of:=[.B1]*2^3" office:value-type="float" office:value="-1232.49883088" calcext:value-type="float">
            <text:p>-1232.49883088</text:p>
          </table:table-cell>
          <table:table-cell table:number-columns-repeated="2"/>
          <table:table-cell office:value-type="string" calcext:value-type="string">
            <text:p># atoms in al-2x2x2</text:p>
          </table:table-cell>
          <table:table-cell table:formula="of:=[.F1]*2^3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calcext:value-type="string">
            <text:p># atoms in al-3x3x3</text:p>
          </table:table-cell>
          <table:table-cell table:formula="of:=[.F1]*3^3" office:value-type="float" office:value="108" calcext:value-type="float">
            <text:p>1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 of al-2x2x2-vacancy</text:p>
          </table:table-cell>
          <table:table-cell table:style-name="ce11" office:value-type="float" office:value="-1193.93323614" calcext:value-type="float">
            <text:p>-1193.93323614</text:p>
          </table:table-cell>
          <table:table-cell table:number-columns-repeated="16382"/>
        </table:table-row>
        <table:table-row table:style-name="ro2">
          <table:table-cell table:number-columns-repeated="4"/>
          <table:table-cell table:style-name="ce7" office:value-type="string" calcext:value-type="string">
            <text:p>1 Ry</text:p>
          </table:table-cell>
          <table:table-cell table:style-name="ce8" office:value-type="float" office:value="13.6057039763" calcext:value-type="float">
            <text:p>13.6057039763</text:p>
          </table:table-cell>
          <table:table-cell table:style-name="ce9" office:value-type="string" calcext:value-type="string">
            <text:p>eV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ation Energy</text:p>
          </table:table-cell>
          <table:table-cell table:formula="of:=[.B4]-(([.F2]-1)/[.F2])*[.B2]" office:value-type="float" office:value="0.050006274999987" calcext:value-type="float">
            <text:p>0.050006274999987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Formation Energy (eV)</text:p>
          </table:table-cell>
          <table:table-cell table:style-name="ce5" table:formula="of:=[.B6]*13.6057039763" office:value-type="float" office:value="0.680370574607274" calcext:value-type="float">
            <text:p>0.680370574607274</text:p>
          </table:table-cell>
          <table:table-cell table:style-name="ce6"/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E of al-3x3x3</text:p>
          </table:table-cell>
          <table:table-cell table:formula="of:=[.B1]*3^3" office:value-type="float" office:value="-4159.68355422" calcext:value-type="float">
            <text:p>-4159.68355422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 of al-3x3x3-vacancy</text:p>
          </table:table-cell>
          <table:table-cell office:value-type="float" office:value="-4121.11650769" calcext:value-type="float">
            <text:p>-4121.1165076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Formation Energy</text:p>
          </table:table-cell>
          <table:table-cell table:formula="of:=[.B12]-(([.F3]-1)/[.F3])*[.B10]" office:value-type="float" office:value="0.0514580649996788" calcext:value-type="float">
            <text:p>0.0514580649996788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Formation Energy (eV)</text:p>
          </table:table-cell>
          <table:table-cell table:style-name="ce4" table:formula="of:=[.B14]*[.F5]" office:value-type="float" office:value="0.700123199578833" calcext:value-type="float">
            <text:p>0.700123199578833</text:p>
          </table:table-cell>
          <table:table-cell table:number-columns-repeated="16382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7:20:13.84538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05:17:30.346573452</meta:creation-date>
    <dc:date>2025-12-19T17:24:25.808718955</dc:date>
    <meta:editing-duration>PT42M57S</meta:editing-duration>
    <meta:editing-cycles>5</meta:editing-cycles>
    <meta:generator>LibreOffice/24.2.7.2$Linux_X86_64 LibreOffice_project/420$Build-2</meta:generator>
    <meta:document-statistic meta:table-count="1" meta:cell-count="27" meta:object-count="0"/>
  </office:meta>
</office:document-meta>
</file>